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3pt" style:font-size-asian="13pt" style:font-size-complex="13pt"/>
    </style:style>
    <style:style style:name="P4" style:family="paragraph" style:parent-style-name="Standard" style:master-page-name="Standard">
      <style:paragraph-properties fo:text-align="center" style:justify-single-word="false" style:page-number="1"/>
      <style:text-properties fo:font-size="16pt" fo:font-weight="bold"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style>
    <style:style style:name="P6" style:family="paragraph" style:parent-style-name="Standard" style:list-style-name="WWNum1">
      <style:paragraph-properties fo:margin-left="0.5in" fo:margin-right="0in" fo:text-indent="-0.25in" style:auto-text-indent="false"/>
      <style:text-properties fo:font-size="14pt" style:font-size-asian="14pt" style:font-size-complex="14pt"/>
    </style:style>
    <style:style style:name="P7" style:family="paragraph" style:parent-style-name="Standard" style:list-style-name="WWNum4">
      <style:paragraph-properties fo:margin-left="0.5in" fo:margin-right="0in" fo:text-indent="-0.25in" style:auto-text-indent="false"/>
      <style:text-properties fo:font-size="13pt" style:font-size-asian="13pt" style:font-size-complex="13pt"/>
    </style:style>
    <style:style style:name="P8" style:family="paragraph" style:parent-style-name="Standard" style:list-style-name="WWNum2">
      <style:paragraph-properties fo:margin-left="0.5in" fo:margin-right="0in" fo:text-indent="-0.25in" style:auto-text-indent="false"/>
      <style:text-properties fo:font-size="13pt" style:font-size-asian="13pt" style:font-size-complex="13pt"/>
    </style:style>
    <style:style style:name="P9" style:family="paragraph" style:parent-style-name="Standard" style:list-style-name="WWNum3">
      <style:paragraph-properties fo:margin-left="0.5in" fo:margin-right="0in" fo:text-indent="-0.25in" style:auto-text-indent="false"/>
      <style:text-properties fo:font-size="13pt" style:font-size-asian="13pt" style:font-size-complex="13pt"/>
    </style:style>
    <style:style style:name="P10" style:family="paragraph" style:parent-style-name="Standard">
      <style:paragraph-properties fo:margin-left="0.5in" fo:margin-right="0in" fo:text-indent="0in" style:auto-text-indent="false"/>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rator kodu SQL </text:p>
      <text:p text:style-name="P1">Mateusz Skrok</text:p>
      <text:p text:style-name="P1">Grp. 1ID22A</text:p>
      <text:p text:style-name="P1"/>
      <text:p text:style-name="P1"/>
      <text:list xml:id="list2503928358426182113" text:style-name="WWNum1">
        <text:list-item>
          <text:p text:style-name="P6">Wstęp teoretyczny</text:p>
        </text:list-item>
      </text:list>
      <text:p text:style-name="P2"/>
      <text:list xml:id="list1300575322583510261" text:style-name="WWNum4">
        <text:list-item>
          <text:p text:style-name="P7">Java jest obiektowy językiem programistycznym stworzony z myślą o ogólnej dostępności, jak i również prostocie w użyciu. Została przedstawiona publicznie pod koniec 1995 roku przez firmę Sun Microsystems jako Java 1.0. Składnia Javy opiera się na stylu pisania oprogramowania, który został przedstawiony w języku programowania C++, zabieg ten służył do tego, aby programiści zaznajomieni z tym językiem programowania mogli łatwiej korzystać z funkcjonalności, jakie oferuje Java, dodatkowo Java uznają się za mniej skomplikowany język programistyczny od C++, poprzez zastąpieni lub usunięcie niewygodnych operacji takich jak wskaźniki, struktury, przeciążenia operatorów oraz kilka innych operacji, które są ważnymi elementami programowania w C++, który również umożliwia programowanie obiektowe. W przypadku procesu kompilacji programów w Javie został, rozpoczyna on działania od przekazania kodu źródłowego aplikacji do programu javac, proces ten służy do utworzenia plików klasy zawierających kod bajtowy, jest to konieczne, ponieważ plik klasy jest najmniejszą jednostką funkcjonalności, która jest wykorzystywana przez platformę, oraz jedyną możliwością przesłania kodu do działającego programu.Programowanie obiektowe jest rodzajem oprogramowania działającego na podstawie obiektów, które przedstawiają dane nazywane inaczej polami oraz działania, jakie można z tymi danymi podjąć, tak zwane metody. Ważnym elementem programowania obiektowego są klasy, które służą do tworzenia obiektów, według ustalonego schematu danej klasy, oznacza to, że każdy obiekt stworzonej klasy posiada własną wersję pól oraz metod przedstawionych w danej klasie. Program</text:p>
        </text:list-item>
      </text:list>
      <text:p text:style-name="P10">utworzone przy użyciu programowania obiektowego wykonuje operacje, korzystając ze zbioru obiektów, które do wykonania określonego zadania, komunikują się ze sobą. Sposób programowania obiektowego został spopularyzowany przez wprowadzenie C++ który był znaczącym rozszerzeniem do języka programowania C. Do najważniejszych atrybutów programowania obiektowego zalicza się: dziedziczenie, <text:soft-page-break/>hermetyzacja oraz polimorfizm. Dziedziczenie jest jedną z ważniejszych cech programowania obiektowego, ponieważ poprzez dziedziczenie programista ma możliwość stworzenia klasy, która może odwołać się do nie prywatnych pól i metod klas bazowych, co pozwala na tworzenie różnych klas posiadających wspólne cechy, realizowane jest to poprzez stworzenie klasy zawierającej pola oraz metody wspólne dla kilku klas, a następnie utworzenie klas, które dziedziczą po tej klasie.</text:p>
      <text:p text:style-name="P3"/>
      <text:list xml:id="list7885518440540992928" text:style-name="WWNum2">
        <text:list-item>
          <text:p text:style-name="P8">Java Swing jest to interfejs programistyczny umożliwiający tworzenie graficznego interfejsu użytkownika, aplikacje utworzone w ten sposób nazywane są okienkowymi lub desktopowymi. Wykorzystywane są do graficznego przedstawienia elementów, które ułatwiają komunikację użytkownika z komputerem, poprzez różnego rodzaju tablice, przyciski czy pola do wprowadzania tekstu. Swing został wypuszczony w 1997 roku, jako ulepszona wersja AWT, przy współpracy dwóch firm Sun Microsystems i Netscape Communications Corporation. Początkowo był on dostępny jako oddzielna biblioteka do pobrania i zaimplementowania przez użytkownika, został później zaimplementowany do Javy jak część Java Standard Edition wersja 1.2 i jest dostępny dla każdego użytkownika korzystającego z Javy pod pakietem javax.swing. Głównymi zaletami pakietu Swing jest duża ilość elementów interfejsu graficznego, jak i również wygoda ich użytkowania, jest on mniej podatny na problemy związane z różnymi systemami dodatkowo każdy element oraz sposób jego działania jest taki sam na każdej platformie. Dodatkową zaletą Java Swing są elementy graficzne, które wyświetlana są poprzez rysowanie się na ekranie, z tego powodu większość komponentów pakietu Swing jest mniej obciążającą dla systemu. Mniej ważną cechy, ale przydatną w tworzeniu aplikacji okienkowych jest również możliwość przypisywania poszczególnych klawiszy klawiatury do odpowiednich komponentów.</text:p>
        </text:list-item>
      </text:list>
      <text:p text:style-name="P3"/>
      <text:list xml:id="list4543511864173305463" text:style-name="WWNum3">
        <text:list-item>
          <text:p text:style-name="P9">SQL został zaprojektowany głównie do pracy z relacyjnymi bazami danych, opiera się on na prostych zdaniach posiadających instrukcję kluczową oraz informację zależną od stworzonej bazy danych. Najczęściej używaną instrukcją SQL jest SELECT, który służy do zwrócenia wierszy z określonych tabel zakładając przy tym określone przez użytkownika warunki. Do modyfikacji informacji w tabelach wykorzystywane są instrukcje INSERT, UPDATE oraz DELETE, natomiast do tworzenia struktury bazy danych, jak i modyfikacji jej tabel należy skorzystać z instrukcji CREATE, ALTER, DROP oraz RENAME.</text:p>
        </text:list-item>
        <text:list-item>
          <text:p text:style-name="P9"><text:soft-page-break/>Relacyjne bazy danych służą do przechowywania powiązanych ze sobą informacji w tabelach, każda informacja jest przechowywana w oddzielnym wierszu, gdzie kolumny określają przechowywaną informację. Tabele w tym typie bazy danych są powiązane ze sobą relacjami, wyróżniamy trzy rodzaje powiązań relacji: jeden do jeden, jeden do wielu oraz wiele do wielu, do określenia tych powiązań wykorzystuję się klucze główne oraz obce. Powiązania te ułatwiają użytkownikowi określenie, w jaki sposób informacje są przechowywane w bazie danych oraz zabezpieczają tą bazę przed niepoprawnym wprowadzaniem danych.</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pl" fo:country="PL"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PL"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meta:document-statistic meta:table-count="0" meta:image-count="0" meta:object-count="0" meta:page-count="3" meta:paragraph-count="9" meta:word-count="683" meta:character-count="5177"/>
    <dc:date>2021-05-23T15:42:39.01</dc:date>
    <meta:editing-duration>PT39S</meta:editing-duration>
    <meta:editing-cycles>1</meta:editing-cycles>
  </office:meta>
</office:document-meta>
</file>